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2.434cm"/>
    </style:style>
    <style:style style:name="co4" style:family="table-column">
      <style:table-column-properties fo:break-before="auto" style:column-width="2.074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3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21">
      <style:table-cell-properties style:rotation-align="none"/>
    </style:style>
    <style:style style:name="ce5" style:family="table-cell" style:parent-style-name="Default" style:data-style-name="N121">
      <style:table-cell-properties style:rotation-align="none"/>
      <style:text-properties style:font-name="Calibri" style:font-name-complex="Calibri"/>
    </style:style>
    <style:style style:name="ce6" style:family="table-cell" style:parent-style-name="Default" style:data-style-name="N3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6" table:default-cell-style-name="ce1"/>
        <table:table-column table:style-name="co5" table:number-columns-repeated="98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omponent</text:p>
          </table:table-cell>
          <table:table-cell table:style-name="ce3" office:value-type="string" calcext:value-type="string">
            <text:p>Jan-20</text:p>
          </table:table-cell>
          <table:table-cell table:style-name="ce3" office:value-type="string" calcext:value-type="string">
            <text:p>Feb-20</text:p>
          </table:table-cell>
          <table:table-cell table:style-name="ce3" office:value-type="string" calcext:value-type="string">
            <text:p>Mar-20</text:p>
          </table:table-cell>
          <table:table-cell table:style-name="ce3" office:value-type="string" calcext:value-type="string">
            <text:p>Apr-20</text:p>
          </table:table-cell>
          <table:table-cell table:style-name="ce3" office:value-type="string" calcext:value-type="string">
            <text:p>May-20</text:p>
          </table:table-cell>
          <table:table-cell table:style-name="ce3" office:value-type="string" calcext:value-type="string">
            <text:p>Jun-20</text:p>
          </table:table-cell>
          <table:table-cell table:style-name="ce3" office:value-type="string" calcext:value-type="string">
            <text:p>Jul-20</text:p>
          </table:table-cell>
          <table:table-cell table:style-name="ce3" office:value-type="string" calcext:value-type="string">
            <text:p>Aug-20</text:p>
          </table:table-cell>
          <table:table-cell table:style-name="ce3" office:value-type="string" calcext:value-type="string">
            <text:p>Sep-20</text:p>
          </table:table-cell>
          <table:table-cell table:style-name="ce3" office:value-type="string" calcext:value-type="string">
            <text:p>Oct-20</text:p>
          </table:table-cell>
          <table:table-cell table:style-name="ce3" office:value-type="string" calcext:value-type="string">
            <text:p>Nov-20</text:p>
          </table:table-cell>
          <table:table-cell table:style-name="ce3" office:value-type="string" calcext:value-type="string">
            <text:p>Dec-20</text:p>
          </table:table-cell>
          <table:table-cell table:style-name="ce3" office:value-type="string" calcext:value-type="string">
            <text:p>Jan-21</text:p>
          </table:table-cell>
          <table:table-cell table:style-name="ce3" office:value-type="string" calcext:value-type="string">
            <text:p>Feb-21</text:p>
          </table:table-cell>
          <table:table-cell table:style-name="ce3" office:value-type="string" calcext:value-type="string">
            <text:p>Mar-21</text:p>
          </table:table-cell>
          <table:table-cell table:style-name="ce3" office:value-type="string" calcext:value-type="string">
            <text:p>Apr-21</text:p>
          </table:table-cell>
          <table:table-cell table:style-name="ce3" office:value-type="string" calcext:value-type="string">
            <text:p>May-21</text:p>
          </table:table-cell>
          <table:table-cell table:style-name="ce3" office:value-type="string" calcext:value-type="string">
            <text:p>Jun-21</text:p>
          </table:table-cell>
          <table:table-cell table:style-name="ce3" office:value-type="string" calcext:value-type="string">
            <text:p>Jul-21</text:p>
          </table:table-cell>
          <table:table-cell table:style-name="ce3" office:value-type="string" calcext:value-type="string">
            <text:p>Aug-21</text:p>
          </table:table-cell>
          <table:table-cell table:style-name="ce3" office:value-type="string" calcext:value-type="string">
            <text:p>Sep-21</text:p>
          </table:table-cell>
          <table:table-cell table:style-name="ce3" office:value-type="string" calcext:value-type="string">
            <text:p>Oct-21</text:p>
          </table:table-cell>
          <table:table-cell table:style-name="ce3" office:value-type="string" calcext:value-type="string">
            <text:p>Nov-21</text:p>
          </table:table-cell>
          <table:table-cell table:style-name="ce3" office:value-type="string" calcext:value-type="string">
            <text:p>Dec-21</text:p>
          </table:table-cell>
          <table:table-cell table:style-name="ce3" office:value-type="string" calcext:value-type="string">
            <text:p>Jan-22</text:p>
          </table:table-cell>
          <table:table-cell table:style-name="ce3" office:value-type="string" calcext:value-type="string">
            <text:p>Feb-22</text:p>
          </table:table-cell>
          <table:table-cell table:style-name="ce3" office:value-type="string" calcext:value-type="string">
            <text:p>Mar-22</text:p>
          </table:table-cell>
          <table:table-cell table:style-name="ce3" office:value-type="string" calcext:value-type="string">
            <text:p>Apr-22</text:p>
          </table:table-cell>
          <table:table-cell table:style-name="ce3" office:value-type="string" calcext:value-type="string">
            <text:p>May-22</text:p>
          </table:table-cell>
          <table:table-cell table:style-name="ce3" office:value-type="string" calcext:value-type="string">
            <text:p>Jun-22</text:p>
          </table:table-cell>
          <table:table-cell table:style-name="ce3" office:value-type="string" calcext:value-type="string">
            <text:p>Jul-22</text:p>
          </table:table-cell>
          <table:table-cell table:style-name="ce3" office:value-type="string" calcext:value-type="string">
            <text:p>Aug-22</text:p>
          </table:table-cell>
          <table:table-cell table:style-name="ce3" office:value-type="string" calcext:value-type="string">
            <text:p>Sep-22</text:p>
          </table:table-cell>
          <table:table-cell table:style-name="ce3" office:value-type="string" calcext:value-type="string">
            <text:p>Oct-22</text:p>
          </table:table-cell>
          <table:table-cell table:style-name="ce3" office:value-type="string" calcext:value-type="string">
            <text:p>Nov-22</text:p>
          </table:table-cell>
          <table:table-cell table:style-name="ce3" office:value-type="string" calcext:value-type="string">
            <text:p>Dec-22</text:p>
          </table:table-cell>
          <table:table-cell table:style-name="ce2"/>
          <table:table-cell table:style-name="ce6" table:number-columns-repeated="7"/>
          <table:table-cell table:number-columns-repeated="978"/>
        </table:table-row>
        <table:table-row table:style-name="ro2">
          <table:table-cell office:value-type="string" calcext:value-type="string">
            <text:p>Income</text:p>
          </table:table-cell>
          <table:table-cell office:value-type="string" calcext:value-type="string">
            <text:p>Salary</text:p>
          </table:table-cell>
          <table:table-cell table:number-columns-repeated="33" table:style-name="ce4" office:value-type="currency" office:currency="INR" office:value="10000" calcext:value-type="currency">
            <text:p>₹10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Income</text:p>
          </table:table-cell>
          <table:table-cell office:value-type="string" calcext:value-type="string">
            <text:p>Source 2</text:p>
          </table:table-cell>
          <table:table-cell table:number-columns-repeated="9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8000" calcext:value-type="currency">
            <text:p>₹8,000</text:p>
          </table:table-cell>
          <table:table-cell table:style-name="ce4" office:value-type="currency" office:currency="INR" office:value="6000" calcext:value-type="currency">
            <text:p>₹6,000</text:p>
          </table:table-cell>
          <table:table-cell table:style-name="ce4" office:value-type="currency" office:currency="INR" office:value="4500" calcext:value-type="currency">
            <text:p>₹4,500</text:p>
          </table:table-cell>
          <table:table-cell table:style-name="ce4" office:value-type="currency" office:currency="INR" office:value="6500" calcext:value-type="currency">
            <text:p>₹6,500</text:p>
          </table:table-cell>
          <table:table-cell table:style-name="ce4" office:value-type="currency" office:currency="INR" office:value="9000" calcext:value-type="currency">
            <text:p>₹9,000</text:p>
          </table:table-cell>
          <table:table-cell table:style-name="ce4" office:value-type="currency" office:currency="INR" office:value="12000" calcext:value-type="currency">
            <text:p>₹12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6000" calcext:value-type="currency">
            <text:p>₹6,000</text:p>
          </table:table-cell>
          <table:table-cell table:style-name="ce4" office:value-type="currency" office:currency="INR" office:value="4500" calcext:value-type="currency">
            <text:p>₹4,500</text:p>
          </table:table-cell>
          <table:table-cell table:style-name="ce4" office:value-type="currency" office:currency="INR" office:value="7000" calcext:value-type="currency">
            <text:p>₹7,000</text:p>
          </table:table-cell>
          <table:table-cell table:style-name="ce4" office:value-type="currency" office:currency="INR" office:value="10000" calcext:value-type="currency">
            <text:p>₹10,000</text:p>
          </table:table-cell>
          <table:table-cell table:style-name="ce4" office:value-type="currency" office:currency="INR" office:value="3500" calcext:value-type="currency">
            <text:p>₹3,500</text:p>
          </table:table-cell>
          <table:table-cell table:style-name="ce4" office:value-type="currency" office:currency="INR" office:value="5500" calcext:value-type="currency">
            <text:p>₹5,500</text:p>
          </table:table-cell>
          <table:table-cell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7000" calcext:value-type="currency">
            <text:p>₹7,000</text:p>
          </table:table-cell>
          <table:table-cell table:style-name="ce4" office:value-type="currency" office:currency="INR" office:value="12000" calcext:value-type="currency">
            <text:p>₹12,000</text:p>
          </table:table-cell>
          <table:table-cell table:style-name="ce4" office:value-type="currency" office:currency="INR" office:value="11000" calcext:value-type="currency">
            <text:p>₹11,000</text:p>
          </table:table-cell>
          <table:table-cell table:style-name="ce4" office:value-type="currency" office:currency="INR" office:value="10000" calcext:value-type="currency">
            <text:p>₹10,000</text:p>
          </table:table-cell>
          <table:table-cell table:style-name="ce4" office:value-type="currency" office:currency="INR" office:value="10500" calcext:value-type="currency">
            <text:p>₹10,500</text:p>
          </table:table-cell>
          <table:table-cell table:style-name="ce4" office:value-type="currency" office:currency="INR" office:value="12000" calcext:value-type="currency">
            <text:p>₹12,000</text:p>
          </table:table-cell>
          <table:table-cell table:style-name="ce4" office:value-type="currency" office:currency="INR" office:value="7000" calcext:value-type="currency">
            <text:p>₹7,000</text:p>
          </table:table-cell>
          <table:table-cell table:style-name="ce4" office:value-type="currency" office:currency="INR" office:value="9000" calcext:value-type="currency">
            <text:p>₹9,000</text:p>
          </table:table-cell>
          <table:table-cell table:number-columns-repeated="2" table:style-name="ce4" office:value-type="currency" office:currency="INR" office:value="11000" calcext:value-type="currency">
            <text:p>₹11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avings</text:p>
          </table:table-cell>
          <table:table-cell office:value-type="string" calcext:value-type="string">
            <text:p>Stocks</text:p>
          </table:table-cell>
          <table:table-cell table:number-columns-repeated="2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7000" calcext:value-type="currency">
            <text:p>₹7,000</text:p>
          </table:table-cell>
          <table:table-cell table:number-columns-repeated="2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number-columns-repeated="6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7000" calcext:value-type="currency">
            <text:p>₹7,000</text:p>
          </table:table-cell>
          <table:table-cell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8000" calcext:value-type="currency">
            <text:p>₹8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number-columns-repeated="3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8000" calcext:value-type="currency">
            <text:p>₹8,000</text:p>
          </table:table-cell>
          <table:table-cell table:number-columns-repeated="3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6000" calcext:value-type="currency">
            <text:p>₹6,000</text:p>
          </table:table-cell>
          <table:table-cell table:number-columns-repeated="2" table:style-name="ce4" office:value-type="currency" office:currency="INR" office:value="5000" calcext:value-type="currency">
            <text:p>₹5,000</text:p>
          </table:table-cell>
          <table:table-cell table:style-name="ce4" office:value-type="currency" office:currency="INR" office:value="8000" calcext:value-type="currency">
            <text:p>₹8,000</text:p>
          </table:table-cell>
          <table:table-cell table:style-name="ce4" office:value-type="currency" office:currency="INR" office:value="6000" calcext:value-type="currency">
            <text:p>₹6,000</text:p>
          </table:table-cell>
          <table:table-cell table:number-columns-repeated="5" table:style-name="ce4" office:value-type="currency" office:currency="INR" office:value="5000" calcext:value-type="currency">
            <text:p>₹5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avings</text:p>
          </table:table-cell>
          <table:table-cell office:value-type="string" calcext:value-type="string">
            <text:p>Mutual funds</text:p>
          </table:table-cell>
          <table:table-cell table:number-columns-repeated="5"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number-columns-repeated="27" table:style-name="ce4" office:value-type="currency" office:currency="INR" office:value="2000" calcext:value-type="currency">
            <text:p>₹2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avings</text:p>
          </table:table-cell>
          <table:table-cell office:value-type="string" calcext:value-type="string">
            <text:p>Emergency Fund</text:p>
          </table:table-cell>
          <table:table-cell table:style-name="ce4" office:value-type="currency" office:currency="INR" office:value="5000" calcext:value-type="currency">
            <text:p>₹5,000</text:p>
          </table:table-cell>
          <table:table-cell table:number-columns-repeated="4"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5000" calcext:value-type="currency">
            <text:p>₹5,000</text:p>
          </table:table-cell>
          <table:table-cell table:number-columns-repeated="27" table:style-name="ce4" office:value-type="currency" office:currency="INR" office:value="2000" calcext:value-type="currency">
            <text:p>₹2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avings</text:p>
          </table:table-cell>
          <table:table-cell office:value-type="string" calcext:value-type="string">
            <text:p>Fixed Deposit</text:p>
          </table:table-cell>
          <table:table-cell table:number-columns-repeated="24" table:style-name="ce4" office:value-type="currency" office:currency="INR" office:value="1000" calcext:value-type="currency">
            <text:p>₹1,000</text:p>
          </table:table-cell>
          <table:table-cell table:number-columns-repeated="9" table:style-name="ce4" office:value-type="currency" office:currency="INR" office:value="2000" calcext:value-type="currency">
            <text:p>₹2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Savings</text:p>
          </table:table-cell>
          <table:table-cell office:value-type="string" calcext:value-type="string">
            <text:p>Liquid Cash</text:p>
          </table:table-cell>
          <table:table-cell table:style-name="ce4" table:formula="of:=SUM([.C3:.C4])-SUM([.C5:.C8])-SUM([.C10:.C15])" office:value-type="currency" office:currency="INR" office:value="-2499" calcext:value-type="currency">
            <text:p>-₹2,499</text:p>
          </table:table-cell>
          <table:table-cell table:style-name="ce4" table:formula="of:=SUM([.D3:.D4])-SUM([.D5:.D8])-SUM([.D10:.D15])" office:value-type="currency" office:currency="INR" office:value="1001" calcext:value-type="currency">
            <text:p>₹1,001</text:p>
          </table:table-cell>
          <table:table-cell table:style-name="ce4" table:formula="of:=SUM([.E3:.E4])-SUM([.E5:.E8])-SUM([.E10:.E15])" office:value-type="currency" office:currency="INR" office:value="1001" calcext:value-type="currency">
            <text:p>₹1,001</text:p>
          </table:table-cell>
          <table:table-cell table:style-name="ce4" table:formula="of:=SUM([.F3:.F4])-SUM([.F5:.F8])-SUM([.F10:.F15])" office:value-type="currency" office:currency="INR" office:value="4001" calcext:value-type="currency">
            <text:p>₹4,001</text:p>
          </table:table-cell>
          <table:table-cell table:style-name="ce4" table:formula="of:=SUM([.G3:.G4])-SUM([.G5:.G8])-SUM([.G10:.G15])" office:value-type="currency" office:currency="INR" office:value="4201" calcext:value-type="currency">
            <text:p>₹4,201</text:p>
          </table:table-cell>
          <table:table-cell table:style-name="ce4" table:formula="of:=SUM([.H3:.H4])-SUM([.H5:.H8])-SUM([.H10:.H15])" office:value-type="currency" office:currency="INR" office:value="1201" calcext:value-type="currency">
            <text:p>₹1,201</text:p>
          </table:table-cell>
          <table:table-cell table:style-name="ce4" table:formula="of:=SUM([.I3:.I4])-SUM([.I5:.I8])-SUM([.I10:.I15])" office:value-type="currency" office:currency="INR" office:value="1701" calcext:value-type="currency">
            <text:p>₹1,701</text:p>
          </table:table-cell>
          <table:table-cell table:style-name="ce4" table:formula="of:=SUM([.J3:.J4])-SUM([.J5:.J8])-SUM([.J10:.J15])" office:value-type="currency" office:currency="INR" office:value="2201" calcext:value-type="currency">
            <text:p>₹2,201</text:p>
          </table:table-cell>
          <table:table-cell table:style-name="ce4" table:formula="of:=SUM([.K3:.K4])-SUM([.K5:.K8])-SUM([.K10:.K15])" office:value-type="currency" office:currency="INR" office:value="701" calcext:value-type="currency">
            <text:p>₹701</text:p>
          </table:table-cell>
          <table:table-cell table:style-name="ce4" table:formula="of:=SUM([.L3:.L4])-SUM([.L5:.L8])-SUM([.L10:.L15])" office:value-type="currency" office:currency="INR" office:value="4301" calcext:value-type="currency">
            <text:p>₹4,301</text:p>
          </table:table-cell>
          <table:table-cell table:style-name="ce4" table:formula="of:=SUM([.M3:.M4])-SUM([.M5:.M8])-SUM([.M10:.M15])" office:value-type="currency" office:currency="INR" office:value="2001" calcext:value-type="currency">
            <text:p>₹2,001</text:p>
          </table:table-cell>
          <table:table-cell table:style-name="ce4" table:formula="of:=SUM([.N3:.N4])-SUM([.N5:.N8])-SUM([.N10:.N15])" office:value-type="currency" office:currency="INR" office:value="501" calcext:value-type="currency">
            <text:p>₹501</text:p>
          </table:table-cell>
          <table:table-cell table:style-name="ce4" table:formula="of:=SUM([.O3:.O4])-SUM([.O5:.O8])-SUM([.O10:.O15])" office:value-type="currency" office:currency="INR" office:value="-749" calcext:value-type="currency">
            <text:p>-₹749</text:p>
          </table:table-cell>
          <table:table-cell table:style-name="ce4" table:formula="of:=SUM([.P3:.P4])-SUM([.P5:.P8])-SUM([.P10:.P15])" office:value-type="currency" office:currency="INR" office:value="4802" calcext:value-type="currency">
            <text:p>₹4,802</text:p>
          </table:table-cell>
          <table:table-cell table:style-name="ce4" table:formula="of:=SUM([.Q3:.Q4])-SUM([.Q5:.Q8])-SUM([.Q10:.Q15])" office:value-type="currency" office:currency="INR" office:value="4401" calcext:value-type="currency">
            <text:p>₹4,401</text:p>
          </table:table-cell>
          <table:table-cell table:style-name="ce4" table:formula="of:=SUM([.R3:.R4])-SUM([.R5:.R8])-SUM([.R10:.R15])" office:value-type="currency" office:currency="INR" office:value="1201" calcext:value-type="currency">
            <text:p>₹1,201</text:p>
          </table:table-cell>
          <table:table-cell table:style-name="ce4" table:formula="of:=SUM([.S3:.S4])-SUM([.S5:.S8])-SUM([.S10:.S15])" office:value-type="currency" office:currency="INR" office:value="1802" calcext:value-type="currency">
            <text:p>₹1,802</text:p>
          </table:table-cell>
          <table:table-cell table:style-name="ce4" table:formula="of:=SUM([.T3:.T4])-SUM([.T5:.T8])-SUM([.T10:.T15])" office:value-type="currency" office:currency="INR" office:value="401" calcext:value-type="currency">
            <text:p>₹401</text:p>
          </table:table-cell>
          <table:table-cell table:style-name="ce4" table:formula="of:=SUM([.U3:.U4])-SUM([.U5:.U8])-SUM([.U10:.U15])" office:value-type="currency" office:currency="INR" office:value="2901" calcext:value-type="currency">
            <text:p>₹2,901</text:p>
          </table:table-cell>
          <table:table-cell table:style-name="ce4" table:formula="of:=SUM([.V3:.V4])-SUM([.V5:.V8])-SUM([.V10:.V15])" office:value-type="currency" office:currency="INR" office:value="4302" calcext:value-type="currency">
            <text:p>₹4,302</text:p>
          </table:table-cell>
          <table:table-cell table:style-name="ce4" table:formula="of:=SUM([.W3:.W4])-SUM([.W5:.W8])-SUM([.W10:.W15])" office:value-type="currency" office:currency="INR" office:value="901" calcext:value-type="currency">
            <text:p>₹901</text:p>
          </table:table-cell>
          <table:table-cell table:style-name="ce4" table:formula="of:=SUM([.X3:.X4])-SUM([.X5:.X8])-SUM([.X10:.X15])" office:value-type="currency" office:currency="INR" office:value="901" calcext:value-type="currency">
            <text:p>₹901</text:p>
          </table:table-cell>
          <table:table-cell table:style-name="ce4" table:formula="of:=SUM([.Y3:.Y4])-SUM([.Y5:.Y8])-SUM([.Y10:.Y15])" office:value-type="currency" office:currency="INR" office:value="1302" calcext:value-type="currency">
            <text:p>₹1,302</text:p>
          </table:table-cell>
          <table:table-cell table:style-name="ce4" table:formula="of:=SUM([.Z3:.Z4])-SUM([.Z5:.Z8])-SUM([.Z10:.Z15])" office:value-type="currency" office:currency="INR" office:value="901" calcext:value-type="currency">
            <text:p>₹901</text:p>
          </table:table-cell>
          <table:table-cell table:style-name="ce4" table:formula="of:=SUM([.AA3:.AA4])-SUM([.AA5:.AA8])-SUM([.AA10:.AA15])" office:value-type="currency" office:currency="INR" office:value="4901" calcext:value-type="currency">
            <text:p>₹4,901</text:p>
          </table:table-cell>
          <table:table-cell table:style-name="ce4" table:formula="of:=SUM([.AB3:.AB4])-SUM([.AB5:.AB8])-SUM([.AB10:.AB15])" office:value-type="currency" office:currency="INR" office:value="5302" calcext:value-type="currency">
            <text:p>₹5,302</text:p>
          </table:table-cell>
          <table:table-cell table:style-name="ce4" table:formula="of:=SUM([.AC3:.AC4])-SUM([.AC5:.AC8])-SUM([.AC10:.AC15])" office:value-type="currency" office:currency="INR" office:value="2401" calcext:value-type="currency">
            <text:p>₹2,401</text:p>
          </table:table-cell>
          <table:table-cell table:style-name="ce4" table:formula="of:=SUM([.AD3:.AD4])-SUM([.AD5:.AD8])-SUM([.AD10:.AD15])" office:value-type="currency" office:currency="INR" office:value="3401" calcext:value-type="currency">
            <text:p>₹3,401</text:p>
          </table:table-cell>
          <table:table-cell table:style-name="ce4" table:formula="of:=SUM([.AE3:.AE4])-SUM([.AE5:.AE8])-SUM([.AE10:.AE15])" office:value-type="currency" office:currency="INR" office:value="4302" calcext:value-type="currency">
            <text:p>₹4,302</text:p>
          </table:table-cell>
          <table:table-cell table:style-name="ce4" table:formula="of:=SUM([.AF3:.AF4])-SUM([.AF5:.AF8])-SUM([.AF10:.AF15])" office:value-type="currency" office:currency="INR" office:value="2901" calcext:value-type="currency">
            <text:p>₹2,901</text:p>
          </table:table-cell>
          <table:table-cell table:style-name="ce4" table:formula="of:=SUM([.AG3:.AG4])-SUM([.AG5:.AG8])-SUM([.AG10:.AG15])" office:value-type="currency" office:currency="INR" office:value="2901" calcext:value-type="currency">
            <text:p>₹2,901</text:p>
          </table:table-cell>
          <table:table-cell table:style-name="ce4" table:formula="of:=SUM([.AH3:.AH4])-SUM([.AH5:.AH8])-SUM([.AH10:.AH15])" office:value-type="currency" office:currency="INR" office:value="3302" calcext:value-type="currency">
            <text:p>₹3,302</text:p>
          </table:table-cell>
          <table:table-cell table:style-name="ce4" table:formula="of:=SUM([.AI3:.AI4])-SUM([.AI5:.AI8])-SUM([.AI10:.AI15])" office:value-type="currency" office:currency="INR" office:value="4901" calcext:value-type="currency">
            <text:p>₹4,901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Mobile Recharge</text:p>
          </table:table-cell>
          <table:table-cell table:number-columns-repeated="13" table:style-name="ce4" office:value-type="currency" office:currency="INR" office:value="200" calcext:value-type="currency">
            <text:p>₹20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WI-FI</text:p>
          </table:table-cell>
          <table:table-cell table:style-name="ce4" office:value-type="currency" office:currency="INR" office:value="599" calcext:value-type="currency">
            <text:p>₹599</text:p>
          </table:table-cell>
          <table:table-cell table:style-name="ce5" office:value-type="currency" office:currency="INR" office:value="599" calcext:value-type="currency">
            <text:p>₹599</text:p>
          </table:table-cell>
          <table:table-cell table:number-columns-repeated="31" table:style-name="ce4" office:value-type="currency" office:currency="INR" office:value="599" calcext:value-type="currency">
            <text:p>₹599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Groceries</text:p>
          </table:table-cell>
          <table:table-cell table:number-columns-repeated="3" table:style-name="ce4" office:value-type="currency" office:currency="INR" office:value="1000" calcext:value-type="currency">
            <text:p>₹1,000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3000" calcext:value-type="currency">
            <text:p>₹3,000</text:p>
          </table:table-cell>
          <table:table-cell table:number-columns-repeated="8"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number-columns-repeated="2"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number-columns-repeated="3"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number-columns-repeated="2"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Subscription</text:p>
          </table:table-cell>
          <table:table-cell table:number-columns-repeated="4" table:style-name="ce4" office:value-type="currency" office:currency="INR" office:value="200" calcext:value-type="currency">
            <text:p>₹200</text:p>
          </table:table-cell>
          <table:table-cell table:number-columns-repeated="5" table:style-name="ce4" office:value-type="currency" office:currency="INR" office:value="0" calcext:value-type="currency">
            <text:p>₹0</text:p>
          </table:table-cell>
          <table:table-cell table:number-columns-repeated="3" table:style-name="ce4" office:value-type="currency" office:currency="INR" office:value="200" calcext:value-type="currency">
            <text:p>₹200</text:p>
          </table:table-cell>
          <table:table-cell table:style-name="ce4" office:value-type="currency" office:currency="INR" office:value="750" calcext:value-type="currency">
            <text:p>₹750</text:p>
          </table:table-cell>
          <table:table-cell table:number-columns-repeated="20" table:style-name="ce4" office:value-type="currency" office:currency="INR" office:value="0" calcext:value-type="currency">
            <text:p>₹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Leisure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number-columns-repeated="4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style-name="ce4" office:value-type="currency" office:currency="INR" office:value="700" calcext:value-type="currency">
            <text:p>₹700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700" calcext:value-type="currency">
            <text:p>₹700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200" calcext:value-type="currency">
            <text:p>₹1,200</text:p>
          </table:table-cell>
          <table:table-cell table:number-columns-repeated="2"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number-columns-repeated="2" table:style-name="ce4" office:value-type="currency" office:currency="INR" office:value="0" calcext:value-type="currency">
            <text:p>₹0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number-columns-repeated="3"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number-columns-repeated="2" table:style-name="ce4" office:value-type="currency" office:currency="INR" office:value="1500" calcext:value-type="currency">
            <text:p>₹1,50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number-columns-repeated="3" table:style-name="ce4" office:value-type="currency" office:currency="INR" office:value="1500" calcext:value-type="currency">
            <text:p>₹1,500</text:p>
          </table:table-cell>
          <table:table-cell table:style-name="ce4" table:number-columns-repeated="4"/>
          <table:table-cell table:number-columns-repeated="985"/>
        </table:table-row>
        <table:table-row table:style-name="ro2">
          <table:table-cell office:value-type="string" calcext:value-type="string">
            <text:p>Expense</text:p>
          </table:table-cell>
          <table:table-cell office:value-type="string" calcext:value-type="string">
            <text:p>Shopping</text:p>
          </table:table-cell>
          <table:table-cell table:number-columns-repeated="2" table:style-name="ce4" office:value-type="currency" office:currency="INR" office:value="1000" calcext:value-type="currency">
            <text:p>₹1,000</text:p>
          </table:table-cell>
          <table:table-cell table:number-columns-repeated="3" table:style-name="ce4" office:value-type="currency" office:currency="INR" office:value="0" calcext:value-type="currency">
            <text:p>₹0</text:p>
          </table:table-cell>
          <table:table-cell table:number-columns-repeated="3"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number-columns-repeated="2"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500" calcext:value-type="currency">
            <text:p>₹5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0" calcext:value-type="currency">
            <text:p>₹0</text:p>
          </table:table-cell>
          <table:table-cell table:number-columns-repeated="6" table:style-name="ce4" office:value-type="currency" office:currency="INR" office:value="1000" calcext:value-type="currency">
            <text:p>₹1,000</text:p>
          </table:table-cell>
          <table:table-cell table:number-columns-repeated="2"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style-name="ce4" office:value-type="currency" office:currency="INR" office:value="1500" calcext:value-type="currency">
            <text:p>₹1,500</text:p>
          </table:table-cell>
          <table:table-cell table:number-columns-repeated="2" table:style-name="ce4" office:value-type="currency" office:currency="INR" office:value="2000" calcext:value-type="currency">
            <text:p>₹2,000</text:p>
          </table:table-cell>
          <table:table-cell table:style-name="ce4" office:value-type="currency" office:currency="INR" office:value="1000" calcext:value-type="currency">
            <text:p>₹1,000</text:p>
          </table:table-cell>
          <table:table-cell table:number-columns-repeated="3" table:style-name="ce4" office:value-type="currency" office:currency="INR" office:value="2000" calcext:value-type="currency">
            <text:p>₹2,000</text:p>
          </table:table-cell>
          <table:table-cell table:style-name="ce4" table:number-columns-repeated="4"/>
          <table:table-cell table:number-columns-repeated="98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FinData" table:target-range-address="Data.A2:Data.AM1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">
      <number:currency-symbol number:language="hi" number:country="IN">₹</number:currency-symbol>
      <number:number number:decimal-places="0" number:min-decimal-places="0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3T07:55:42</meta:creation-date>
    <meta:initial-creator>Vadivel, Hemanand</meta:initial-creator>
    <dc:language>en-IN</dc:language>
    <dc:date>2022-09-26T11:19:58.949000000</dc:date>
    <meta:editing-cycles>3</meta:editing-cycles>
    <meta:editing-duration>PT30M37S</meta:editing-duration>
    <meta:generator>LibreOffice/7.1.7.2$Windows_X86_64 LibreOffice_project/c6a4e3954236145e2acb0b65f68614365aeee33f</meta:generator>
    <meta:document-statistic meta:table-count="1" meta:cell-count="493" meta:object-count="0"/>
    <meta:user-defined meta:name="AppVersion">15.0000</meta:user-defined>
  </office:meta>
</office:document-meta>
</file>